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2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Frutiger Light Condensed"/>
    </style:style>
    <style:style style:name="P8" style:family="paragraph">
      <style:paragraph-properties fo:text-align="start"/>
    </style:style>
    <style:style style:name="P9" style:family="paragraph">
      <style:paragraph-properties style:writing-mode="lr-tb"/>
    </style:style>
    <style:style style:name="P10" style:family="paragraph">
      <style:paragraph-properties fo:margin-top="0.4cm" fo:margin-bottom="0cm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5cm" fo:margin-bottom="0cm" style:writing-mode="lr-tb"/>
      <style:text-properties style:font-name="Frutiger Light Condensed"/>
    </style:style>
    <style:style style:name="P14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5" style:family="paragraph">
      <style:paragraph-properties fo:margin-top="0.5cm" fo:margin-bottom="0cm" fo:text-align="start"/>
    </style:style>
    <style:style style:name="P16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7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18" style:family="paragraph">
      <style:paragraph-properties style:writing-mode="lr-tb"/>
      <style:text-properties fo:color="#c9211e"/>
    </style:style>
    <style:style style:name="P19" style:family="paragraph">
      <loext:graphic-properties draw:fill-color="#ffffff"/>
    </style:style>
    <style:style style:name="P20" style:family="paragraph">
      <loext:graphic-properties draw:fill-color="#ffffff"/>
      <style:paragraph-properties fo:text-align="start"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fff"/>
      <style:paragraph-properties fo:text-align="start" style:writing-mode="lr-tb"/>
      <style:text-properties fo:font-size="32pt"/>
    </style:style>
    <style:style style:name="T1" style:family="text">
      <style:text-properties style:font-name="Frutiger Light Condense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Frutiger Light Condensed" fo:font-weight="bold" style:font-weight-asian="bold" style:font-weight-complex="bold"/>
    </style:style>
    <style:style style:name="T5" style:family="text">
      <style:text-properties style:font-name="Frutiger Light Condensed" fo:font-weight="normal" style:font-weight-asian="normal" style:font-weight-complex="normal"/>
    </style:style>
    <style:style style:name="T6" style:family="text">
      <style:text-properties fo:color="#c9211e" style:font-name="Frutiger Light Condensed" fo:font-weight="normal" style:font-weight-asian="normal" style:font-weight-complex="normal"/>
    </style:style>
    <style:style style:name="T7" style:family="text">
      <style:text-properties fo:color="#000000" style:font-name="Frutiger Light Condensed" fo:font-weight="normal" style:font-weight-asian="normal" style:font-weight-complex="normal"/>
    </style:style>
    <style:style style:name="T8" style:family="text">
      <style:text-properties fo:color="#ff0000" style:font-name="Frutiger Light Condensed" fo:font-weight="normal" style:font-weight-asian="normal" style:font-weight-complex="normal"/>
    </style:style>
    <style:style style:name="T9" style:family="text">
      <style:text-properties fo:color="#c9211e" style:font-name="Frutiger Light Condense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style:font-name="Frutiger Light Condensed" fo:font-weight="bold" style:font-weight-asian="bold" style:font-weight-complex="bold"/>
    </style:style>
    <style:style style:name="T13" style:family="text">
      <style:text-properties style:font-name="Frutiger Light Condensed" fo:font-size="10pt" style:font-size-asian="10pt" style:font-size-complex="10pt"/>
    </style:style>
    <style:style style:name="T14" style:family="text">
      <style:text-properties style:text-position="-33% 58%" style:font-name="Frutiger Light Condense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Frutiger Light Condensed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/>
    </style:style>
    <style:style style:name="T1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3D sce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ore topics in 3D scene model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imation</text:span></text:p>
              </text:list-item>
              <text:list-item>
                <text:p><text:span text:style-name="T1">Interaction</text:span></text:p>
              </text:list-item>
              <text:list-item>
                <text:p><text:span text:style-name="T1">Complex shape modeling</text:span></text:p>
              </text:list-item>
              <text:list-item>
                <text:p><text:span text:style-name="T1">Complex material modeling</text:span></text:p>
              </text:list-item>
              <text:list-item>
                <text:p><text:span text:style-name="T1">More on lights</text:span></text:p>
              </text:list-item>
              <text:list-item>
                <text:p><text:span text:style-name="T1">More on camer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text-style-name="P7" draw:layer="layout" svg:width="25.199cm" svg:height="12.19cm" svg:x="1.4cm" svg:y="0.628cm" presentation:class="subtitle" presentation:user-transformed="true">
          <draw:text-box>
            <text:p text:style-name="P6"><text:span text:style-name="T1">3D scene: Ani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Animation tool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Manu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Rigging and bones</text:span></text:p>
              </text:list-item>
              <text:list-item>
                <text:p text:style-name="P9"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Motion capt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Procedur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s:</text:span></text:p>
                <text:list>
                  <text:list-item>
                    <text:p><text:span text:style-name="T1">Fluid simulation</text:span></text:p>
                  </text:list-item>
                  <text:list-item>
                    <text:p><text:span text:style-name="T1">Static body and collision</text:span></text:p>
                  </text:list-item>
                  <text:list-item>
                    <text:p text:style-name="P10"><text:span text:style-name="T2">Rigid body </text:span><text:span text:style-name="T1">and collision</text:span></text:p>
                  </text:list-item>
                  <text:list-item>
                    <text:p><text:span text:style-name="T1">Kinematics and inverse kinematics</text:span></text:p>
                  </text:list-item>
                  <text:list-item>
                    <text:p><text:span text:style-name="T1">Cloth, h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8">3D scene: Inte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Interact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list text:style-name="L2">
              <text:list-item>
                <text:p text:style-name="P11"><text:span text:style-name="T3">3D scene: </text:span>Alternative shape represent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8"><text:span text:style-name="T1">Implicit surface: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parametric curves and surfaces.</text:span></text:p>
              </text:list-item>
              <text:list-item>
                <text:p><text:span text:style-name="T1">Implicit surfaces form another useful class for modeling and </text:span><text:span text:style-name="T4">shape representation</text:span><text:span text:style-name="T1">.</text:span></text:p>
                <text:list>
                  <text:list-item>
                    <text:p><text:span text:style-name="T1">Often used in </text:span><text:span text:style-name="T4">intersection testing with rays</text:span><text:span text:style-name="T1"> since they are simpler to intersect than parametric surface</text:span></text:p>
                  </text:list-item>
                </text:list>
              </text:list-item>
              <text:list-item>
                <text:p><text:span text:style-name="T4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(x,y,z) is inserted into function</text:span></text:p>
                  </text:list-item>
                  <text:list-item>
                    <text:p><text:span text:style-name="T2">Signed distance: negative if (x,y,z) inside or positive if </text:span><text:span text:style-name="T1">(x,y,z) outside will be returned – therefore name </text:span><text:span text:style-name="T4">signed distance functions</text:span><text:span text:style-name="T5"> is used</text:span><text:span text:style-name="T4">.</text:span></text:p>
                  </text:list-item>
                  <text:list-item>
                    <text:p><text:span text:style-name="T5">Normal (essential shading information) can be computed using partial derivatives – the gradient of f. </text:span><text:span text:style-name="T6">&lt;FORMULA&gt;</text:span></text:p>
                    <text:list>
                      <text:list-item>
                        <text:p><text:span text:style-name="T7">In Practice, central difference can be used for approximating gradient </text:span><text:span text:style-name="T8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9">&lt;EXAMPLES of SDFs: https://iquilezles.org/articles/distfunctions/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mplicit surface: modeling</text:span></text:p>
          </draw:text-box>
        </draw:frame>
        <draw:frame presentation:style-name="pr7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2"><text:span text:style-name="T1"/></text:p>
              </text:list-header>
              <text:list-item>
                <text:p text:style-name="P12"><text:span text:style-name="T10">Constructive solid geometry</text:span><text:span text:style-name="T11"> algorithms (subtraction, addition - union) can be easily done with them</text:span></text:p>
              </text:list-item>
              <text:list-item>
                <text:p text:style-name="P12"><text:span text:style-name="T11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4">metaballs</text:span></text:p>
                  </text:list-item>
                </text:list>
              </text:list-item>
              <text:list-item>
                <text:p><text:span text:style-name="T12">&lt;examples&gt;:</text:span></text:p>
                <text:list>
                  <text:list-item>
                    <text:p><text:span text:style-name="T4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2">Blender metaballs</text:span></text:p>
                  </text:list-item>
                </text:list>
              </text:list-item>
              <text:list-item>
                <text:p text:style-name="P12"><text:span text:style-name="T1">Transformations are done using the inverse transform applied to p, e.g., f(p-t)</text:span></text:p>
              </text:list-item>
              <text:list-item>
                <text:p text:style-name="P12"><text:span text:style-name="T1">Repeating object can be done using r=mod(p,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Implicit surface: rendering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and other effects.</text:span></text:p>
                  </text:list-item>
                  <text:list-item>
                    <text:p><text:span text:style-name="T9">&lt;example: raymarch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mplicit surface: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consisting of triangles.</text:span></text:p>
              </text:list-item>
              <text:list-item>
                <text:p><text:span text:style-name="T1">Famous algorithm for this is </text:span><text:span text:style-name="T4">marching cubes algorithm*</text:span></text:p>
              </text:list-item>
            </text:list>
          </draw:text-box>
        </draw:frame>
        <draw:frame draw:style-name="gr2" draw:text-style-name="P14" draw:layer="layout" svg:width="26.67cm" svg:height="0.687cm" svg:x="0.762cm" svg:y="13.97cm">
          <draw:text-box>
            <text:p><text:span text:style-name="T13">* Different polygonizational algorithms and GPU methods are presented for real-time render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sosurface: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4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 and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4">smooth</text:span><text:span text:style-name="T1"> curves and surfaces</text:span></text:p>
              </text:list-item>
              <text:list-item>
                <text:p><text:span text:style-name="T1">Gap between discrete surface (triangle meshes) and 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9">&lt;example: mesh surface, parametric surface, subdivision surface&gt;</text:span></text:p>
            <text:p><text:span text:style-name="T9">&lt;example:level of detai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: intui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4">0</text:span><text:span text:style-name="T1"> is given which specifies control polygon: 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4">sharp corners are removed</text:span><text:span text:style-name="T1"> P</text:span><text:span text:style-name="T14">0</text:span><text:span text:style-name="T1"> → P</text:span><text:span text:style-name="T14">1</text:span><text:span text:style-name="T1"> → … → P</text:span><text:span text:style-name="T14">n</text:span></text:p>
                  </text:list-item>
                  <text:list-item>
                    <text:p><text:span text:style-name="T1">Result is called </text:span><text:span text:style-name="T4">limit curve</text:span><text:span text:style-name="T1"> → smooth curve since all corners are cut off</text:span></text:p>
                  </text:list-item>
                  <text:list-item>
                    <text:p><text:span text:style-name="T1">Analogy: low-pass filtering – all sharp corners (high frequency) are removed.</text:span></text:p>
                  </text:list-item>
                  <text:list-item>
                    <text:p><text:span text:style-name="T9">&lt;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9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5">Subdivision curves: Chaikin </text:span><text:span text:style-name="T1">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method to raptly generate smooth curve</text:span></text:p>
              </text:list-item>
              <text:list-item>
                <text:p text:style-name="P15"><text:span text:style-name="T1">Chaikin scheme creates two new vertices between each subsequent pairs of vertices</text:span></text:p>
              </text:list-item>
              <text:list-item>
                <text:p text:style-name="P15"><text:span text:style-name="T1">After each step, original vertices are discarded and new points are reconnected – new points are created ¼ away from original vertices</text:span></text:p>
                <text:list>
                  <text:list-item>
                    <text:p text:style-name="P8"><text:span text:style-name="T9">&lt;image&gt;</text:span></text:p>
                  </text:list-item>
                  <text:list-item>
                    <text:p text:style-name="P8"><text:span text:style-name="T9">&lt;formula&gt;</text:span></text:p>
                  </text:list-item>
                </text:list>
              </text:list-item>
              <text:list-item>
                <text:p text:style-name="P8"><text:span text:style-name="T16">Properties: </text:span></text:p>
                <text:list>
                  <text:list-item>
                    <text:p text:style-name="P8"><text:span text:style-name="T16">This scheme generates quadratic B-spline</text:span></text:p>
                  </text:list-item>
                  <text:list-item>
                    <text:p text:style-name="P8"><text:span text:style-name="T16">Works only for closed polyg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15"><text:span text:style-name="T15">Subdivision curves: schem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5">Subdivision curves: interpolating 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9">&lt;formula&gt;</text:span></text:p>
                  </text:list-item>
                  <text:list-item>
                    <text:p><text:span text:style-name="T9">&lt;image&gt;</text:span>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8"><text:span text:style-name="T1">Subdivision curves: in practic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subdivision surfaces</text:span></text:p>
              </text:list-item>
              <text:list-item>
                <text:p><text:span text:style-name="T1">Paradigm for defining smooth, continuous surfaces from meshes with arbitrary topology</text:span></text:p>
                <text:list>
                  <text:list-item>
                    <text:p><text:span text:style-name="T1">Infinite level of detail is provided: arbitrary number of triangles/polygons can be generated</text:span></text:p>
                  </text:list-item>
                  <text:list-item>
                    <text:p><text:span text:style-name="T9">&lt;example&gt;</text:span></text:p>
                  </text:list-item>
                </text:list>
              </text:list-item>
              <text:list-item>
                <text:p><text:span text:style-name="T1">Inspection of continuity is mathematically involved process and thus not straightforward.</text:span></text:p>
              </text:list-item>
              <text:list-item>
                <text:p text:style-name="P12"><text:span text:style-name="T1">Simple and easily implemented rules needed for subdivision. Two phases, that characterize subdivision scheme:</text:span></text:p>
                <text:list>
                  <text:list-item>
                    <text:p><text:span text:style-name="T1">In first, </text:span><text:span text:style-name="T4">refinement phase</text:span><text:span text:style-name="T1">, new vertices are created and reconnected for some or all vertices of </text:span><text:span text:style-name="T4">control mesh</text:span><text:span text:style-name="T1"> (initial mesh). Different refinement methods exist (e.g., how the polygon can be split)</text:span></text:p>
                  </text:list-item>
                  <text:list-item>
                    <text:p><text:span text:style-name="T1">Second, </text:span><text:span text:style-name="T4">smoothing phase</text:span><text:span text:style-name="T1">, computes new positions for some or all vertices in the mesh. Different schemes dictates the continuity of surface and whenever the surface is approximating or interpolating.</text:span></text:p>
                  </text:list-item>
                  <text:list-item>
                    <text:p><text:span text:style-name="T9">&lt;phases examp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Subdivision surfaces: typ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8"><text:span text:style-name="T1">Subdivision surfaces: </text:span>Loop subdivision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7">TODO </text:span><text:span text:style-name="T18">RTR BOOK</text:span></text:p>
              </text:list-item>
              <text:list-item>
                <text:p><text:span text:style-name="T1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ubdivision surfaces: Catmull-Clark 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7">TODO </text:span><text:span text:style-name="T18">RTR BOOK</text:span></text:p>
              </text:list-item>
              <text:list-item>
                <text:p text:style-name="P12"><text:span text:style-name="T1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8">Displacement and subdivision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7">TODO </text:span><text:span text:style-name="T18">RTR BOOK</text:span></text:p>
              </text:list-item>
              <text:list-item>
                <text:p><text:span text:style-name="T18">Blender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ubdivision surfaces: production</text:span>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Pixar OpenSubdiv</text:span></text:p>
              </text:list-item>
              <text:list-item>
                <text:p><text:span text:style-name="T18">RTR 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2" draw:text-style-name="P4" draw:layer="layout" svg:width="25.199cm" svg:height="3.863cm" svg:x="1.4cm" svg:y="0.011cm" presentation:class="title" presentation:user-transformed="true">
          <draw:text-box>
            <text:p text:style-name="P8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20" draw:layer="layout" svg:width="25.199cm" svg:height="12.19cm" svg:x="1.4cm" svg:y="0.628cm" presentation:class="subtitle">
          <draw:text-box>
            <text:p text:style-name="P8">3D scene: digital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Digitalizat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canning, photogrammertry, measu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8">3D scene: procedural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Procedural modeling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hape</text:p>
                <text:list>
                  <text:list-item>
                    <text:p>Procedural geometry</text:p>
                  </text:list-item>
                </text:list>
              </text:list-item>
              <text:list-item>
                <text:p>Material</text:p>
              </text:list-item>
              <text:list-item>
                <text:p>Noise</text:p>
              </text:list-item>
              <text:list-item>
                <text:p>Shaders</text:p>
              </text:list-item>
              <text:list-item>
                <text:p>Noding sys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22" draw:layer="layout" svg:width="25.199cm" svg:height="12.19cm" svg:x="1.4cm" svg:y="0.628cm" presentation:class="subtitle">
          <draw:text-box>
            <text:p text:style-name="P8"><text:span text:style-name="T19">3D scene: more on material and textur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Complex material modeling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ysically based scattering functions</text:p>
              </text:list-item>
              <text:list-item>
                <text:p>PBR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22" draw:layer="layout" svg:width="25.199cm" svg:height="12.19cm" svg:x="1.4cm" svg:y="0.628cm" presentation:class="subtitle">
          <draw:text-box>
            <text:p text:style-name="P8"><text:span text:style-name="T19">3D scene: ligh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More on light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Environment: sun and sky</text:p>
              </text:list-item>
              <text:list-item>
                <text:p>Area lights and shadow</text:p>
              </text:list-item>
              <text:list-item>
                <text:p>Light distrib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22" draw:layer="layout" svg:width="25.199cm" svg:height="12.19cm" svg:x="1.4cm" svg:y="0.628cm" presentation:class="subtitle">
          <draw:text-box>
            <text:p text:style-name="P8"><text:span text:style-name="T19">3D scene: Came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More on camera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DOF and lenses</text:p>
              </text:list-item>
              <text:list-item>
                <text:p>Camera effects</text:p>
              </text:list-item>
              <text:list-item>
                <text:p>Motion blur</text:p>
              </text:list-item>
              <text:list-item>
                <text:p>expos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06T22:02:22.276450176</dc:date>
    <meta:editing-duration>PT2H28M21S</meta:editing-duration>
    <meta:editing-cycles>125</meta:editing-cycles>
    <meta:document-statistic meta:object-count="178"/>
  </office:meta>
</office:document-meta>
</file>